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39.51mm"/>
    </style:style>
    <style:style style:name="co9" style:family="table-column">
      <style:table-column-properties fo:break-before="auto" style:column-width="31.87mm"/>
    </style:style>
    <style:style style:name="co10" style:family="table-column">
      <style:table-column-properties fo:break-before="auto" style:column-width="97.0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7.25mm"/>
    </style:style>
    <style:style style:name="co13" style:family="table-column">
      <style:table-column-properties fo:break-before="auto" style:column-width="51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roduct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fo:border="0.99pt solid #000000" style:rotation-align="none"/>
      <style:text-properties fo:color="#ff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99pt solid #000000" style:rotation-align="non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1.76pt solid #000000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1.76pt solid #000000" fo:border-left="2.24pt solid #000000" fo:border-right="1.76pt solid #000000" fo:border-top="1.76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1.76pt solid #000000" style:text-align-source="fix" style:repeat-content="false" fo:border-left="2.24pt solid #000000" fo:border-right="2.24pt solid #000000" fo:border-top="1.76pt solid #000000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76pt solid #000000" fo:background-color="#ffff00" style:text-align-source="fix" style:repeat-content="false" fo:border-left="2.24pt solid #000000" fo:border-right="2.24pt solid #000000" fo:border-top="1.76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43" style:family="table-cell" style:parent-style-name="Default">
      <style:table-cell-properties fo:border-bottom="1.76pt solid #000000" style:text-align-source="fix" style:repeat-content="false" fo:border-left="2.24pt solid #000000" fo:border-right="1.76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1.76pt solid #000000" fo:border-left="2.24pt solid #000000" fo:border-right="1.76pt solid #000000" fo:border-top="1.7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1.76pt solid #000000" fo:border-left="2.24pt solid #000000" fo:border-right="1.76pt solid #000000" fo:border-top="1.76pt solid #000000"/>
      <style:text-properties fo:color="#000000" fo:font-size="12pt" style:font-size-asian="12pt" style:font-size-complex="12pt"/>
    </style:style>
    <style:style style:name="ce46" style:family="table-cell" style:parent-style-name="Default">
      <style:table-cell-properties fo:border-bottom="1.76pt solid #000000" style:text-align-source="fix" style:repeat-content="false" fo:border-left="2.24pt solid #000000" fo:border-right="2.24pt solid #000000" fo:border-top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1.76pt solid #000000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2.24pt solid #000000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order-bottom="2.24pt solid #000000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 style:data-style-name="N37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 style:data-style-name="N37">
      <style:table-cell-properties style:text-align-source="fix" style:repeat-content="false" fo:border="1.7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2.24pt solid #000000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1.76pt solid #000000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1.76pt solid #000000" style:text-align-source="fix" style:repeat-content="false" fo:border-left="1.76pt solid #000000" fo:border-right="2.24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start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24pt solid #000000" style:text-align-source="fix" style:repeat-content="false" fo:border-left="1.76pt solid #000000" fo:border-right="2.24pt solid #000000" fo:border-top="1.7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Backlo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 table:default-cell-style-name="ce6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EPIC: Software para controle interno - Difoccus Produções</text:p>
          </table:table-cell>
          <table:covered-table-cell table:number-columns-repeated="4" table:style-name="ce2"/>
          <table:table-cell table:style-name="ce11"/>
          <table:table-cell table:style-name="ce13" office:value-type="string" calcext:value-type="string">
            <text:p>Sprint 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5" table:number-rows-spanned="1">
            <text:p>CHAPTER 1: AUTENTICAÇÃO</text:p>
          </table:table-cell>
          <table:covered-table-cell table:number-columns-repeated="4" table:style-name="ce3"/>
          <table:table-cell/>
          <table:table-cell table:style-name="ce14" office:value-type="string" calcext:value-type="string">
            <text:p>Sprint 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fetuar Login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fetuar Logoff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Esqueci minha senha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2: FUNCIONÁRIOS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1018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dastrar funcionári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Listar funcionári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Visualizar funcionári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Buscar funcionári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Editar funcionári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xcluir funcionári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/>
          <table:table-cell table:style-name="ce9"/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Gerar relatório de funcionári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5" table:number-rows-spanned="1">
            <text:p>CHAPTER 3: CONTRATOS</text:p>
          </table:table-cell>
          <table:covered-table-cell table:number-columns-repeated="4" table:style-name="ce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4"/>
          <table:table-cell table:style-name="Default"/>
          <table:table-cell table:style-name="ce12" table:number-columns-repeated="1013"/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Cadastrar contrat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Listar contrat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Visualizar contrat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Buscar contrat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Editar contrat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Excluir contrat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Gerar relatório de contrat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4: FORMANDOS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1018"/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Cadastrar formand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Listar formand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Visualizar formand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Buscar formand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Editar formando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5"/>
          <table:table-cell table:style-name="ce16"/>
          <table:table-cell table:number-columns-repeated="10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Excluir formando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Gerar relatório de formando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5" table:number-rows-spanned="1">
            <text:p>CHAPTER 5: INFRAESTRUTURA</text:p>
          </table:table-cell>
          <table:covered-table-cell table:number-columns-repeated="4" table:style-name="ce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portância</text:p>
          </table:table-cell>
          <table:table-cell table:style-name="ce2" office:value-type="string" calcext:value-type="string">
            <text:p>Como demonstrar</text:p>
          </table:table-cell>
          <table:table-cell table:style-name="ce2" office:value-type="string" calcext:value-type="string">
            <text:p>Notas</text:p>
          </table:table-cell>
          <table:table-cell table:style-name="ce12" table:number-columns-repeated="5"/>
          <table:table-cell table:style-name="Default"/>
          <table:table-cell table:style-name="ce12" table:number-columns-repeated="1012"/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 office:value-type="string" calcext:value-type="string">
            <text:p>Criar repositório do projeto no GitHub</text:p>
          </table:table-cell>
          <table:table-cell table:style-name="ce10" office:value-type="string" calcext:value-type="string">
            <text:p>Important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 office:value-type="string" calcext:value-type="string">
            <text:p>Criar projeto no NetBeans</text:p>
          </table:table-cell>
          <table:table-cell table:style-name="ce10" office:value-type="string" calcext:value-type="string">
            <text:p>Crítico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 table:number-rows-repeated="14">
          <table:table-cell table:style-name="ce5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6"/>
        <table:table-row table:style-name="ro1">
          <table:table-cell table:style-name="ce17" office:value-type="string" calcext:value-type="string" table:number-columns-spanned="4" table:number-rows-spanned="1">
            <text:p>SPRINT 1</text:p>
          </table:table-cell>
          <table:covered-table-cell table:number-columns-repeated="2" table:style-name="ce26"/>
          <table:covered-table-cell table:style-name="ce34"/>
          <table:table-cell table:number-columns-repeated="1020"/>
        </table:table-row>
        <table:table-row table:style-name="ro1">
          <table:table-cell table:style-name="ce18" office:value-type="string" calcext:value-type="string">
            <text:p>Início:</text:p>
          </table:table-cell>
          <table:table-cell table:style-name="ce27" office:value-type="string" calcext:value-type="string" table:number-columns-spanned="3" table:number-rows-spanned="1">
            <text:p>12 de Setembro de 2016</text:p>
          </table:table-cell>
          <table:covered-table-cell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18" office:value-type="string" calcext:value-type="string">
            <text:p>Final:</text:p>
          </table:table-cell>
          <table:table-cell table:style-name="ce27" office:value-type="string" calcext:value-type="string" table:number-columns-spanned="3" table:number-rows-spanned="1">
            <text:p>10 e 13 de Outubro de 2016</text:p>
          </table:table-cell>
          <table:covered-table-cell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25 – Criar repositório do projeto no GitHub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alizar Treinamento no Git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09-15" calcext:value-type="date">
            <text:p>15/09/16</text:p>
          </table:table-cell>
          <table:table-cell table:style-name="ce35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nstalar o Git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09-15" calcext:value-type="date">
            <text:p>15/09/16</text:p>
          </table:table-cell>
          <table:table-cell table:style-name="ce35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Definir a estrutura de pastas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o repositório do projeto e compartilhar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Organizar os documentos do projeto nas pastas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26 – Criar projeto no NetBeans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o projeto no NetBeans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Gravar o projeto no repositório</text:p>
          </table:table-cell>
          <table:table-cell table:style-name="ce28" office:value-type="string" calcext:value-type="string">
            <text:p>Rodrigo Maria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4 - Cadastr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6" calcext:value-type="date">
            <text:p>16/09/16</text:p>
          </table:table-cell>
          <table:table-cell table:style-name="ce35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a interface HTML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finir estilo utilizando PrimeFace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cliente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servidor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classes de acesso ao BD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o script do BD – tabela funcionário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cadastr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28" table:number-columns-repeated="2"/>
          <table: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5 - Listar funcionários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r a interface HTML para listagem de funcionário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listagem de funcionários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6 – Visualiz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r a interface HTML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8" calcext:value-type="date">
            <text:p>28/09/16</text:p>
          </table:table-cell>
          <table:table-cell table:style-name="ce37" office:value-type="string" calcext:value-type="string">
            <text:p>Inclusão do botão visualizar na página Listar funcionários. 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Desabilitar os campos no HTML para bloqueio de ediçã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visualizaçã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4" table:number-columns-spanned="4" table:number-rows-spanned="1"/>
          <table:covered-table-cell table:number-columns-repeated="2" table:style-name="ce29"/>
          <table:covered-table-cell table:style-name="ce36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7 – Busc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Buscar funcionário (Controle e DAO)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funcionários</text:p>
          </table:table-cell>
          <table:table-cell table:style-name="ce30" office:value-type="string" calcext:value-type="string">
            <text:p>Jonas Ayres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busca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Jonas Ayres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8 – Edita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ditar funcionári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funcionári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diçã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9 – Excluir funcionári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xcluir funcionári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funcionári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xclusão de funcionári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1 - Cadastr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19" calcext:value-type="date">
            <text:p>19/09/16</text:p>
          </table:table-cell>
          <table:table-cell table:style-name="ce35" office:value-type="string" calcext:value-type="string">
            <text:p>Tarefa realizada no dia 1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a interface HTML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1" calcext:value-type="date">
            <text:p>21/09/16</text:p>
          </table:table-cell>
          <table:table-cell table:style-name="ce35" office:value-type="string" calcext:value-type="string">
            <text:p>Tarefa realizada no dia 21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cliente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validações (lado servidor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2" calcext:value-type="date">
            <text:p>22/09/16</text:p>
          </table:table-cell>
          <table:table-cell table:style-name="ce35" office:value-type="string" calcext:value-type="string">
            <text:p>Tarefa realizada no dia 22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Implementar as classes de acesso ao BD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iar o script do BD – tabela contratos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3" calcext:value-type="date">
            <text:p>23/09/16</text:p>
          </table:table-cell>
          <table:table-cell table:style-name="ce35" office:value-type="string" calcext:value-type="string">
            <text:p>Tarefa realizada no dia 23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cadastro de contrato</text:p>
          </table:table-cell>
          <table:table-cell table:style-name="ce28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2 - Listar contratos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6" calcext:value-type="date">
            <text:p>26/09/16</text:p>
          </table:table-cell>
          <table:table-cell table:style-name="ce35" office:value-type="string" calcext:value-type="string">
            <text:p>Tarefa realizada no dia 26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r a interface HTML para listagem de contratos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star a funcionalidade de listagem de contratos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3 – Visualiz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r a interface HTML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7" office:value-type="string" calcext:value-type="string">
            <text:p>Inclusão do botão visualizar na página Listar contratos. 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Desabilitar os campos no HTML para bloqueio de ediçã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visualização de contrat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4" table:number-columns-spanned="4" table:number-rows-spanned="1"/>
          <table:covered-table-cell table:number-columns-repeated="2" table:style-name="ce29"/>
          <table:covered-table-cell table:style-name="ce36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4 – Busc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Buscar contrato (Controle e DAO)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4" calcext:value-type="date">
            <text:p>04/10/16</text:p>
          </table:table-cell>
          <table:table-cell table:style-name="ce35" office:value-type="string" calcext:value-type="string">
            <text:p>Tarefa realizada no dia 04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contratos</text:p>
          </table:table-cell>
          <table:table-cell table:style-name="ce30" office:value-type="string" calcext:value-type="string">
            <text:p>Andrius da Silva</text:p>
          </table:table-cell>
          <table:table-cell table:style-name="ce33" office:value-type="date" office:date-value="2016-10-04" calcext:value-type="date">
            <text:p>04/10/16</text:p>
          </table:table-cell>
          <table:table-cell table:style-name="ce35" office:value-type="string" calcext:value-type="string">
            <text:p>Tarefa realizada no dia 04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busca de contrat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Andrius da Silv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5 – Edita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7" calcext:value-type="date">
            <text:p>27/09/16</text:p>
          </table:table-cell>
          <table:table-cell table:style-name="ce35" office:value-type="string" calcext:value-type="string">
            <text:p>Tarefa realizada no dia 27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ditar contrat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8" calcext:value-type="date">
            <text:p>28/09/16</text:p>
          </table:table-cell>
          <table:table-cell table:style-name="ce35" office:value-type="string" calcext:value-type="string">
            <text:p>Tarefa realizada no dia 28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contrat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dição de contrato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19" table:number-columns-spanned="4" table:number-rows-spanned="1"/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4" table:number-rows-spanned="1">
            <text:p>Estória de Usuário: 16 – Excluir contrato</text:p>
          </table:table-cell>
          <table:covered-table-cell table:number-columns-repeated="2" table:style-name="ce28"/>
          <table:covered-table-cell table:style-name="ce35"/>
          <table:table-cell table:number-columns-repeated="1020"/>
        </table:table-row>
        <table:table-row table:style-name="ro1">
          <table:table-cell table:style-name="ce21" office:value-type="string" calcext:value-type="string">
            <text:p>Tarefa</text:p>
          </table:table-cell>
          <table:table-cell table:style-name="ce29" office:value-type="string" calcext:value-type="string">
            <text:p>Responsável</text:p>
          </table:table-cell>
          <table:table-cell table:style-name="ce29" office:value-type="string" calcext:value-type="string">
            <text:p>Data Entrega</text:p>
          </table:table-cell>
          <table:table-cell table:style-name="ce36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Escrever o caso de uso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29" calcext:value-type="date">
            <text:p>29/09/16</text:p>
          </table:table-cell>
          <table:table-cell table:style-name="ce35" office:value-type="string" calcext:value-type="string">
            <text:p>Tarefa realizada no dia 29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Modelar as classe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iar diagrama de sequência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09-30" calcext:value-type="date">
            <text:p>30/09/16</text:p>
          </table:table-cell>
          <table:table-cell table:style-name="ce35" office:value-type="string" calcext:value-type="string">
            <text:p>Tarefa realizada no dia 30/09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Implementar o método Excluir contrato (Controle e DAO)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Ajuste de página HTML Listar contratos</text:p>
          </table:table-cell>
          <table:table-cell table:style-name="ce30" office:value-type="string" calcext:value-type="string">
            <text:p>Rodrigo Maria</text:p>
          </table:table-cell>
          <table:table-cell table:style-name="ce33" office:value-type="date" office:date-value="2016-10-03" calcext:value-type="date">
            <text:p>03/10/16</text:p>
          </table:table-cell>
          <table:table-cell table:style-name="ce35" office:value-type="string" calcext:value-type="string">
            <text:p>Tarefa realizada no dia 03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ar a funcionalidade de exclusão de contratos</text:p>
          </table:table-cell>
          <table:table-cell table:style-name="ce30" office:value-type="string" calcext:value-type="string">
            <text:p>Todos participam</text:p>
          </table:table-cell>
          <table:table-cell table:style-name="ce32" office:value-type="date" office:date-value="2016-10-05" calcext:value-type="date">
            <text:p>05/10/16</text:p>
          </table:table-cell>
          <table:table-cell table:style-name="ce35" office:value-type="string" calcext:value-type="string">
            <text:p>Tarefa realizada no dia 05/10/16.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Refinamento implementação (após testes)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06" calcext:value-type="date">
            <text:p>06/10/16</text:p>
          </table:table-cell>
          <table:table-cell table:style-name="ce35" office:value-type="string" calcext:value-type="string">
            <text:p>Tarefa realizada no dia 06/10/16.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Demonstrar a estória</text:p>
          </table:table-cell>
          <table:table-cell table:style-name="ce30" office:value-type="string" calcext:value-type="string">
            <text:p>Rodrigo Maria</text:p>
          </table:table-cell>
          <table:table-cell table:style-name="ce32" office:value-type="date" office:date-value="2016-10-10" calcext:value-type="date">
            <text:p>10/10/16</text:p>
          </table:table-cell>
          <table:table-cell table:style-name="ce35" office:value-type="string" calcext:value-type="string">
            <text:p>Tarefa realizada no dia 10/10/16.</text:p>
          </table:table-cell>
          <table:table-cell table:number-columns-repeated="1020"/>
        </table:table-row>
        <table:table-row table:style-name="ro1">
          <table:table-cell table:style-name="ce25" table:number-columns-spanned="4" table:number-rows-spanned="1"/>
          <table:covered-table-cell table:number-columns-repeated="2" table:style-name="ce31"/>
          <table:covered-table-cell table:style-name="ce38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2">
        <office:forms form:automatic-focus="false" form:apply-design-mode="false"/>
        <table:table-column table:style-name="co12" table:default-cell-style-name="ce6"/>
        <table:table-column table:style-name="co8" table:default-cell-style-name="ce5"/>
        <table:table-column table:style-name="co13" table:default-cell-style-name="ce5"/>
        <table:table-column table:style-name="co10" table:default-cell-style-name="ce5"/>
        <table:table-column table:style-name="co11" table:number-columns-repeated="1020" table:default-cell-style-name="ce6"/>
        <table:table-row table:style-name="ro1">
          <table:table-cell table:style-name="ce39" office:value-type="string" calcext:value-type="string" table:number-columns-spanned="4" table:number-rows-spanned="1">
            <text:p>SPRINT 2</text:p>
          </table:table-cell>
          <table:covered-table-cell table:number-columns-repeated="2" table:style-name="ce48"/>
          <table:covered-table-cell table:style-name="ce56"/>
          <table:table-cell table:number-columns-repeated="1020"/>
        </table:table-row>
        <table:table-row table:style-name="ro1">
          <table:table-cell table:style-name="ce40" office:value-type="string" calcext:value-type="string">
            <text:p>Início:</text:p>
          </table:table-cell>
          <table:table-cell table:style-name="ce49" office:value-type="string" calcext:value-type="string" table:number-columns-spanned="3" table:number-rows-spanned="1">
            <text:p>07 de Novembro de 2016</text:p>
          </table:table-cell>
          <table:covered-table-cell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0" office:value-type="string" calcext:value-type="string">
            <text:p>Final:</text:p>
          </table:table-cell>
          <table:table-cell table:style-name="ce49" office:value-type="string" calcext:value-type="string" table:number-columns-spanned="3" table:number-rows-spanned="1">
            <text:p>28 de Novembro e 01 de Dezembro de 2016</text:p>
          </table:table-cell>
          <table:covered-table-cell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Refinamento Sprint Anterior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mento da sprint anterior conforme orientação Product Owner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05" calcext:value-type="date">
            <text:p>0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Testar o refinamento da sprint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06" calcext:value-type="date">
            <text:p>0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1 – Efetuar Login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a interface HTML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login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/>
          <table:table-cell table:style-name="ce50" table:number-columns-repeated="2"/>
          <table:table-cell table:style-name="ce35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2 – Efetuar Logoff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r a interface HTML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logoff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3 – Esqueci minha senha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07" calcext:value-type="date">
            <text:p>0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a interface HTML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08" calcext:value-type="date">
            <text:p>0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esqueci minha senh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51"/>
          <table:covered-table-cell table:style-name="ce58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18 – Cadastrar formando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09" calcext:value-type="date">
            <text:p>09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a interface HTML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0" calcext:value-type="date">
            <text:p>10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o script do BD – tabela formando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cadastro de formandos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19 – Listar formandos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r a interface HTML para listagem de formando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listagem de formandos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20 – Visualizar formando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1" calcext:value-type="date">
            <text:p>1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r a interface HTML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59" office:value-type="string" calcext:value-type="string">
            <text:p>Inclusão do botão visualizar na página com a listagem de formandos. 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Desabilitar os campos no HTML para bloqueio de edição</text:p>
          </table:table-cell>
          <table:table-cell table:style-name="ce52" office:value-type="string" calcext:value-type="string">
            <text:p>Jonas Ayres</text:p>
          </table:table-cell>
          <table:table-cell table:style-name="ce55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Testar a funcionalidade de visualização de formando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21 – Buscar formando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4" calcext:value-type="date">
            <text:p>1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Implementar o método Buscar formando (Controle e DAO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Ajuste de página HTML Listar formando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6" calcext:value-type="date">
            <text:p>16/11/16</text:p>
          </table:table-cell>
          <table:table-cell table:style-name="ce59" office:value-type="string" calcext:value-type="string">
            <text:p>Inclusão da ferramenta de busca na página com a listagem de formandos. 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Testar a funcionalidade de busca de formando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22 – Editar formando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6" calcext:value-type="date">
            <text:p>1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Implementar o método Editar formando (Controle e DAO)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6" calcext:value-type="date">
            <text:p>1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Ajuste de página HTML Listar formando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7" calcext:value-type="date">
            <text:p>17/11/16</text:p>
          </table:table-cell>
          <table:table-cell table:style-name="ce59" office:value-type="string" calcext:value-type="string">
            <text:p>Inclusão do botão editar na página com a listagem de formandos. 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Testar a funcionalidade de edição de formando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23 – Excluir formando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Jonas Ayres</text:p>
          </table:table-cell>
          <table:table-cell table:style-name="ce55" office:value-type="date" office:date-value="2016-11-15" calcext:value-type="date">
            <text:p>1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Jonas Ayres</text:p>
          </table:table-cell>
          <table:table-cell table:style-name="ce55" office:value-type="date" office:date-value="2016-11-16" calcext:value-type="date">
            <text:p>1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Jonas Ayres</text:p>
          </table:table-cell>
          <table:table-cell table:style-name="ce55" office:value-type="date" office:date-value="2016-11-16" calcext:value-type="date">
            <text:p>1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Implementar o método Excluir formando (Controle e DAO)</text:p>
          </table:table-cell>
          <table:table-cell table:style-name="ce52" office:value-type="string" calcext:value-type="string">
            <text:p>Jonas Ayres</text:p>
          </table:table-cell>
          <table:table-cell table:style-name="ce55" office:value-type="date" office:date-value="2016-11-17" calcext:value-type="date">
            <text:p>1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Ajuste de página HTML Listar formandos</text:p>
          </table:table-cell>
          <table:table-cell table:style-name="ce52" office:value-type="string" calcext:value-type="string">
            <text:p>Jonas Ayres</text:p>
          </table:table-cell>
          <table:table-cell table:style-name="ce55" office:value-type="date" office:date-value="2016-11-17" calcext:value-type="date">
            <text:p>17/11/16</text:p>
          </table:table-cell>
          <table:table-cell table:style-name="ce59" office:value-type="string" calcext:value-type="string">
            <text:p>Inclusão do botão excluir na página com a listagem de formandos. 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Testar a funcionalidade de exclusão de formando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51"/>
          <table:covered-table-cell table:style-name="ce58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10 – Gerar relatório de funcionários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6" calcext:value-type="date">
            <text:p>1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6" calcext:value-type="date">
            <text:p>16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7" calcext:value-type="date">
            <text:p>1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a interface HTML para geração de relatório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7" calcext:value-type="date">
            <text:p>1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7" calcext:value-type="date">
            <text:p>1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Andrius da Silva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geração de relatório de funcionários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17 – Gerar relatório de contratos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7" calcext:value-type="date">
            <text:p>17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a interface HTML para geração de relatório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21" calcext:value-type="date">
            <text:p>2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21" calcext:value-type="date">
            <text:p>2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22" calcext:value-type="date">
            <text:p>22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22" calcext:value-type="date">
            <text:p>22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Rodrigo Maria</text:p>
          </table:table-cell>
          <table:table-cell table:style-name="ce54" office:value-type="date" office:date-value="2016-11-23" calcext:value-type="date">
            <text:p>23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geração de relatório de contratos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1" table:number-columns-spanned="4" table:number-rows-spanned="1"/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4" table:number-rows-spanned="1">
            <text:p>Estória de Usuário: 24 – Gerar relatório de formandos</text:p>
          </table:table-cell>
          <table:covered-table-cell table:number-columns-repeated="2" table:style-name="ce50"/>
          <table:covered-table-cell table:style-name="ce57"/>
          <table:table-cell table:number-columns-repeated="1020"/>
        </table:table-row>
        <table:table-row table:style-name="ro1">
          <table:table-cell table:style-name="ce43" office:value-type="string" calcext:value-type="string">
            <text:p>Tarefa</text:p>
          </table:table-cell>
          <table:table-cell table:style-name="ce51" office:value-type="string" calcext:value-type="string">
            <text:p>Responsável</text:p>
          </table:table-cell>
          <table:table-cell table:style-name="ce51" office:value-type="string" calcext:value-type="string">
            <text:p>Data prevista para entrega</text:p>
          </table:table-cell>
          <table:table-cell table:style-name="ce58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screver o caso de uso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Modelar as classes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18" calcext:value-type="date">
            <text:p>18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riar diagrama de sequência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21" calcext:value-type="date">
            <text:p>2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Criar a interface HTML para geração de relatório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21" calcext:value-type="date">
            <text:p>21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finir estilo utilizando PrimeFaces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22" calcext:value-type="date">
            <text:p>22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cliente)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22" calcext:value-type="date">
            <text:p>22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validações (lado servidor)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23" calcext:value-type="date">
            <text:p>23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Implementar as classes de acesso ao BD</text:p>
          </table:table-cell>
          <table:table-cell table:style-name="ce52" office:value-type="string" calcext:value-type="string">
            <text:p>Jonas Ayres</text:p>
          </table:table-cell>
          <table:table-cell table:style-name="ce54" office:value-type="date" office:date-value="2016-11-23" calcext:value-type="date">
            <text:p>23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Testar a funcionalidade de geração de relatório de formandos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4" calcext:value-type="date">
            <text:p>24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Refinamento implementação (após testes)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date" office:date-value="2016-11-25" calcext:value-type="date">
            <text:p>25/11/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Demonstrar a estória</text:p>
          </table:table-cell>
          <table:table-cell table:style-name="ce50" office:value-type="string" calcext:value-type="string">
            <text:p>Todos participam</text:p>
          </table:table-cell>
          <table:table-cell table:style-name="ce54" office:value-type="string" calcext:value-type="string">
            <text:p>28/11/2016 e 01/12/2016</text:p>
          </table:table-cell>
          <table:table-cell table:style-name="ce35" office:value-type="string" calcext:value-type="string">
            <text:p>Tarefa realizada no dia</text:p>
          </table:table-cell>
          <table:table-cell table:number-columns-repeated="1020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3"/>
          <table:covered-table-cell table:style-name="ce60"/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9:58:36.4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Backlog" style:display-name="PageStyle_Product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alentAyres '</meta:initial-creator>
    <meta:creation-date>2016-09-04T19:56:37</meta:creation-date>
    <dc:date>2016-11-04T21:26:38.427000000</dc:date>
    <meta:generator>LibreOffice/5.1.5.2$Windows_X86_64 LibreOffice_project/7a864d8825610a8c07cfc3bc01dd4fce6a9447e5</meta:generator>
    <meta:editing-duration>PT3H49M37S</meta:editing-duration>
    <meta:editing-cycles>65</meta:editing-cycles>
    <meta:document-statistic meta:table-count="3" meta:cell-count="11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